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225in"/>
    </style:style>
    <style:style style:name="Table2.B" style:family="table-column">
      <style:table-column-properties style:column-width="0.9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ru" fo:country="RU" officeooo:rsid="0012ee72" officeooo:paragraph-rsid="0012ee72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  <style:text-properties officeooo:paragraph-rsid="00134dae"/>
    </style:style>
    <style:style style:name="P4" style:family="paragraph" style:parent-style-name="Standard">
      <style:paragraph-properties fo:text-align="center" style:justify-single-word="false"/>
      <style:text-properties fo:font-size="22pt" fo:language="ru" fo:country="RU" fo:font-weight="bold" officeooo:rsid="0012ee72" officeooo:paragraph-rsid="0012ee7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language="ru" fo:country="RU" officeooo:rsid="00134dae" officeooo:paragraph-rsid="00134dae" style:font-size-asian="12.25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134dae" officeooo:paragraph-rsid="00134da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font-weight="bold" officeooo:rsid="00134dae" officeooo:paragraph-rsid="00136f5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officeooo:rsid="00134dae" officeooo:paragraph-rsid="00134da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34dae" officeooo:paragraph-rsid="00134da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34dae" officeooo:paragraph-rsid="00136f5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134dae" officeooo:paragraph-rsid="00134dae"/>
    </style:style>
    <style:style style:name="P12" style:family="paragraph" style:parent-style-name="Standard">
      <style:paragraph-properties fo:text-align="center" style:justify-single-word="false"/>
      <style:text-properties officeooo:rsid="00134dae" officeooo:paragraph-rsid="00136f5a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34dae" officeooo:paragraph-rsid="00134da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34dae" officeooo:paragraph-rsid="00136f5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34da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52e9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9887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34dae" officeooo:paragraph-rsid="00134da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34dae" officeooo:paragraph-rsid="0019887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34dae" officeooo:paragraph-rsid="00136f5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34dae" officeooo:paragraph-rsid="00140cf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34dae" officeooo:paragraph-rsid="00152e97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134dae"/>
    </style:style>
    <style:style style:name="P24" style:family="paragraph" style:parent-style-name="Table_20_Contents">
      <style:paragraph-properties fo:text-align="start" style:justify-single-word="false"/>
      <style:text-properties fo:font-size="12pt" officeooo:paragraph-rsid="00136f5a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140cfa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136f5a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140cfa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152e97" style:font-size-asian="10.5pt" style:font-size-complex="12pt"/>
    </style:style>
    <style:style style:name="P29" style:family="paragraph" style:parent-style-name="Footnote">
      <style:text-properties officeooo:paragraph-rsid="00140cfa"/>
    </style:style>
    <style:style style:name="P30" style:family="paragraph" style:parent-style-name="Footnote">
      <style:text-properties officeooo:paragraph-rsid="00180629"/>
    </style:style>
    <style:style style:name="T1" style:family="text">
      <style:text-properties officeooo:rsid="00134dae"/>
    </style:style>
    <style:style style:name="T2" style:family="text">
      <style:text-properties fo:font-size="14pt" fo:language="ru" fo:country="RU" officeooo:rsid="00134dae" style:font-size-asian="12.25pt" style:font-size-complex="14pt"/>
    </style:style>
    <style:style style:name="T3" style:family="text">
      <style:text-properties fo:font-size="12pt" fo:font-weight="normal" officeooo:rsid="00134da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6f5a" style:font-size-asian="10.5pt" style:font-weight-asian="normal" style:font-size-complex="12pt" style:font-weight-complex="normal"/>
    </style:style>
    <style:style style:name="T5" style:family="text">
      <style:text-properties officeooo:rsid="00136f5a"/>
    </style:style>
    <style:style style:name="T6" style:family="text">
      <style:text-properties officeooo:rsid="00140cfa"/>
    </style:style>
    <style:style style:name="T7" style:family="text">
      <style:text-properties style:font-name="Times New Roman1" officeooo:rsid="00140cfa"/>
    </style:style>
    <style:style style:name="T8" style:family="text">
      <style:text-properties style:font-name="Times New Roman1" officeooo:rsid="00152e97"/>
    </style:style>
    <style:style style:name="T9" style:family="text">
      <style:text-properties style:font-name="Times New Roman" officeooo:rsid="00140cfa"/>
    </style:style>
    <style:style style:name="T10" style:family="text">
      <style:text-properties style:font-name="Times New Roman" officeooo:rsid="00152e97"/>
    </style:style>
    <style:style style:name="T11" style:family="text">
      <style:text-properties style:font-name="Times New Roman" officeooo:rsid="001693e4"/>
    </style:style>
    <style:style style:name="T12" style:family="text">
      <style:text-properties style:font-name="Times New Roman" officeooo:rsid="00180629"/>
    </style:style>
    <style:style style:name="T13" style:family="text">
      <style:text-properties style:font-name="Times New Roman" officeooo:rsid="0019887e"/>
    </style:style>
    <style:style style:name="T14" style:family="text">
      <style:text-properties style:font-name="Times New Roman" fo:font-weight="bold" officeooo:rsid="0019887e" style:font-weight-asian="bold" style:font-weight-complex="bold"/>
    </style:style>
    <style:style style:name="T15" style:family="text">
      <style:text-properties officeooo:rsid="00152e97"/>
    </style:style>
    <style:style style:name="T16" style:family="text">
      <style:text-properties officeooo:rsid="001806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Р У К О В О Д С Т В О</text:p>
      <text:p text:style-name="P1"/>
      <text:p text:style-name="P1"/>
      <text:p text:style-name="P1">по летной</text:p>
      <text:p text:style-name="P1">эксплуатации</text:p>
      <text:p text:style-name="P1">самолета</text:p>
      <text:p text:style-name="P1"/>
      <text:p text:style-name="P1"/>
      <text:p text:style-name="P4">АН-24Б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для авиасимулятора Fligh<text:span text:style-name="T1">t</text:span>Gear</text:p>
      <text:p text:style-name="P5">Примечание:</text:p>
      <text:p text:style-name="P8"/>
      <text:p text:style-name="P3"><text:span text:style-name="T2"><text:tab/>Данное РЛЭ является не полным, не завершенным, постоянно дорабатываемым документом. Нумерацию разделов стараюсь выдержать в соответствии с нумерацией разделов РЛЭ настоящего самолета. РЛЭ для АН-24 (АН-24РВ) доступно для скачивания по ссылке: </text:span><text:a xlink:type="simple" xlink:href="http://aviadocs.net/RLE/An-24/CD1/RLYE/An-24,24RV_RLYE.pdf">РЛЭ Ан-24, 24РВ</text:a></text:p>
      <text:p text:style-name="P6">Раздел 2</text:p>
      <text:p text:style-name="P11"/>
      <text:p text:style-name="P13">Эксплуатационные ограничения</text:p>
      <text:p text:style-name="P13"/>
      <text:p text:style-name="P9">2.1. ОГРАНИЧЕНИЯ ПО МАССАМ</text:p>
      <text:p text:style-name="P18">Максимальная взлетная масса самолета, кг<text:tab/><text:tab/><text:tab/><text:tab/><text:tab/><text:tab/>21000</text:p>
      <text:p text:style-name="P15">Максимальная посадочная масса самолета, кг <text:tab/><text:tab/><text:tab/><text:tab/><text:tab/><text:tab/>21000</text:p>
      <text:p text:style-name="P15">Максимальная <text:s/>масса коммерческой нагрузки, кг:</text:p>
      <text:p text:style-name="P15"><text:tab/>пассажирский вариант <text:tab/><text:tab/><text:tab/><text:tab/><text:tab/><text:tab/><text:tab/><text:tab/>5000</text:p>
      <text:p text:style-name="P15">Максимальное количество пассажиров, чел <text:tab/><text:tab/><text:tab/><text:tab/><text:tab/><text:tab/>48</text:p>
      <text:p text:style-name="P15"/>
      <text:p text:style-name="P9">2.2. ОГРАНИЧЕНИЯ ПО ЦЕНТРОВКАМ</text:p>
      <text:p text:style-name="P15">Эксплуатационные центровки, % САХ:</text:p>
      <text:p text:style-name="P15"><text:tab/>предельно передняя центровка <text:tab/><text:tab/><text:tab/><text:tab/><text:tab/><text:tab/><text:tab/>15</text:p>
      <text:p text:style-name="P15"><text:tab/>предельно задняя центровка <text:tab/><text:tab/><text:tab/><text:tab/><text:tab/><text:tab/><text:tab/>33</text:p>
      <text:p text:style-name="P3"><text:span text:style-name="T3">Центровка опрокидывания самолета на хвост <text:tab/><text:tab/><text:tab/><text:tab/><text:tab/><text:tab/>49,5</text:span></text:p>
      <text:p text:style-name="P7">Раздел <text:span text:style-name="T5">7</text:span></text:p>
      <text:p text:style-name="P12"/>
      <text:p text:style-name="P14">Эксплуатация систем самолета</text:p>
      <text:p text:style-name="P14"><text:span text:style-name="T4"/></text:p>
      <text:p text:style-name="P10"><text:span text:style-name="T5">7.1. СИЛОВАЯ УСТАНОВКА</text:span></text:p>
      <text:p text:style-name="P20"><text:span text:style-name="T5">7.1.1. ОБЩИЕ СВЕДЕНИЯ</text:span></text:p>
      <text:p text:style-name="P20"><text:span text:style-name="T5"/></text:p>
      <text:p text:style-name="P20"><text:span text:style-name="T5">Параметры режимов работы двигателя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6"><text:span text:style-name="T5">Режим</text:span></text:p>
          </table:table-cell>
          <table:table-cell table:style-name="Table1.A1" office:value-type="string">
            <text:p text:style-name="P26"><text:span text:style-name="T5">Положение РУД по УПРТ, град</text:span></text:p>
          </table:table-cell>
          <table:table-cell table:style-name="Table1.A1" office:value-type="string">
            <text:p text:style-name="P26"><text:span text:style-name="T5">Время непрерывной работы, мин</text:span><text:span text:style-name="T5"><text:note text:id="ftn0" text:note-class="footnote"><text:note-citation text:label="*">*</text:note-citation><text:note-body><text:p text:style-name="P29"><text:span text:style-name="T6">На данный момент не учитывается в симуляции, приведено для справки</text:span></text:p></text:note-body></text:note></text:span></text:p>
          </table:table-cell>
          <table:table-cell table:style-name="Table1.D1" office:value-type="string">
            <text:p text:style-name="P26"><text:span text:style-name="T5">Время работы, % от ресурса</text:span></text:p>
          </table:table-cell>
        </table:table-row>
        <table:table-row>
          <table:table-cell table:style-name="Table1.A2" office:value-type="string">
            <text:p text:style-name="P24"><text:span text:style-name="T5">Взлетный</text:span></text:p>
            <text:p text:style-name="P25"><text:span text:style-name="T6">Максимальный</text:span><text:span text:style-name="T6"><text:note text:id="ftn1" text:note-class="footnote"><text:note-citation text:label="**">**</text:note-citation><text:note-body><text:p text:style-name="P29"><text:span text:style-name="T6">Для двигателя АИ-24 2-й серии максимальным режимом называется взлетный режим в полете</text:span></text:p></text:note-body></text:note></text:span></text:p>
            <text:p text:style-name="P25"><text:span text:style-name="T6">Номинальный</text:span></text:p>
            <text:p text:style-name="P25"><text:span text:style-name="T6">0.85 номинального</text:span></text:p>
            <text:p text:style-name="P25"><text:span text:style-name="T6">0.7 номинального</text:span></text:p>
            <text:p text:style-name="P25"><text:span text:style-name="T6">0.6 номинального</text:span></text:p>
            <text:p text:style-name="P25"><text:span text:style-name="T6">0.4 номинального</text:span></text:p>
            <text:p text:style-name="P25"><text:span text:style-name="T6">0.2 номинального</text:span></text:p>
            <text:p text:style-name="P25"><text:span text:style-name="T6">Земной малый газ</text:span></text:p>
          </table:table-cell>
          <table:table-cell table:style-name="Table1.A2" office:value-type="string">
            <text:p text:style-name="P27"><text:span text:style-name="T6">87-100</text:span></text:p>
            <text:p text:style-name="P27"><text:span text:style-name="T6">87-100</text:span></text:p>
            <text:p text:style-name="P27"><text:span text:style-name="T6">65</text:span><text:span text:style-name="T7">±</text:span><text:span text:style-name="T9">2</text:span></text:p>
            <text:p text:style-name="P27"><text:span text:style-name="T9">52</text:span><text:span text:style-name="T7">±</text:span><text:span text:style-name="T9">2</text:span></text:p>
            <text:p text:style-name="P27"><text:span text:style-name="T9">41</text:span><text:span text:style-name="T7">±</text:span><text:span text:style-name="T9">2</text:span></text:p>
            <text:p text:style-name="P27"><text:span text:style-name="T9">34</text:span><text:span text:style-name="T7">±</text:span><text:span text:style-name="T9">2</text:span></text:p>
            <text:p text:style-name="P27"><text:span text:style-name="T9">22</text:span><text:span text:style-name="T7">±</text:span><text:span text:style-name="T9">2</text:span></text:p>
            <text:p text:style-name="P27"><text:span text:style-name="T9">12</text:span><text:span text:style-name="T7">±</text:span><text:span text:style-name="T9">2</text:span></text:p>
            <text:p text:style-name="P27"><text:span text:style-name="T9">0</text:span></text:p>
          </table:table-cell>
          <table:table-cell table:style-name="Table1.A2" office:value-type="string">
            <text:p text:style-name="P27"><text:span text:style-name="T6">5</text:span></text:p>
            <text:p text:style-name="P27"><text:span text:style-name="T6">15</text:span><text:span text:style-name="T6"><text:note text:id="ftn2" text:note-class="footnote"><text:note-citation text:label="***">***</text:note-citation><text:note-body><text:p text:style-name="P29"><text:span text:style-name="T6">Разрешается 90 мин в случае отказа одного двигателя</text:span></text:p></text:note-body></text:note></text:span></text:p>
            <text:p text:style-name="P27"><text:span text:style-name="T6">60</text:span></text:p>
            <text:p text:style-name="P27"><text:span text:style-name="T6">Не ограничено</text:span></text:p>
            <text:p text:style-name="P27"><text:span text:style-name="T6">То же</text:span></text:p>
            <text:p text:style-name="P27"><text:span text:style-name="T7">»</text:span></text:p>
            <text:p text:style-name="P27"><text:span text:style-name="T7">»</text:span></text:p>
            <text:p text:style-name="P27"><text:span text:style-name="T7">»</text:span></text:p>
            <text:p text:style-name="P27"><text:span text:style-name="T7">30</text:span></text:p>
          </table:table-cell>
          <table:table-cell table:style-name="Table1.D2" office:value-type="string">
            <text:p text:style-name="P27"><text:span text:style-name="T6">3</text:span></text:p>
            <text:p text:style-name="P27"><text:span text:style-name="T6">-</text:span></text:p>
            <text:p text:style-name="P27"><text:span text:style-name="T6">25</text:span></text:p>
            <text:p text:style-name="P27"><text:span text:style-name="T6">Без ограничения в пределах ресурса</text:span></text:p>
            <text:p text:style-name="P27"><text:span text:style-name="T7">»</text:span></text:p>
            <text:p text:style-name="P27"><text:span text:style-name="T7">»</text:span></text:p>
            <text:p text:style-name="P27"><text:span text:style-name="T7">»</text:span></text:p>
            <text:p text:style-name="P27"><text:span text:style-name="T7">»</text:span></text:p>
          </table:table-cell>
        </table:table-row>
      </table:table>
      <text:p text:style-name="P20"><text:span text:style-name="T5"/></text:p>
      <text:p text:style-name="P21"><text:span text:style-name="T6">Режимы полетного малого газа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28"><text:span text:style-name="T15">Температура воздуха, </text:span><text:span text:style-name="T8">°</text:span><text:span text:style-name="T15">С</text:span></text:p>
          </table:table-cell>
          <table:table-cell table:style-name="Table2.A1" office:value-type="string">
            <text:p text:style-name="P28"><text:span text:style-name="T15">От +60</text:span></text:p>
            <text:p text:style-name="P28"><text:span text:style-name="T15">до -10</text:span></text:p>
          </table:table-cell>
          <table:table-cell table:style-name="Table2.A1" office:value-type="string">
            <text:p text:style-name="P28"><text:span text:style-name="T15">От -11</text:span></text:p>
            <text:p text:style-name="P28"><text:span text:style-name="T15">до -20</text:span></text:p>
          </table:table-cell>
          <table:table-cell table:style-name="Table2.A1" office:value-type="string">
            <text:p text:style-name="P28"><text:span text:style-name="T15">От -21</text:span></text:p>
            <text:p text:style-name="P28"><text:span text:style-name="T15">до -30</text:span></text:p>
          </table:table-cell>
          <table:table-cell table:style-name="Table2.A1" office:value-type="string">
            <text:p text:style-name="P28"><text:span text:style-name="T15">От -31</text:span></text:p>
            <text:p text:style-name="P28"><text:span text:style-name="T15">до -40</text:span></text:p>
          </table:table-cell>
          <table:table-cell table:style-name="Table2.A1" office:value-type="string">
            <text:p text:style-name="P28"><text:span text:style-name="T15">От -41</text:span></text:p>
            <text:p text:style-name="P28"><text:span text:style-name="T15">до -50</text:span></text:p>
          </table:table-cell>
          <table:table-cell table:style-name="Table2.G1" office:value-type="string">
            <text:p text:style-name="P28"><text:span text:style-name="T15">От -51</text:span></text:p>
            <text:p text:style-name="P28"><text:span text:style-name="T15">до -60</text:span></text:p>
          </table:table-cell>
        </table:table-row>
        <table:table-row>
          <table:table-cell table:style-name="Table2.A2" office:value-type="string">
            <text:p text:style-name="P28"><text:span text:style-name="T15">Положение РУД по УПРТ, град</text:span></text:p>
          </table:table-cell>
          <table:table-cell table:style-name="Table2.A2" office:value-type="string">
            <text:p text:style-name="P28"><text:span text:style-name="T9">12</text:span><text:span text:style-name="T7">±</text:span><text:span text:style-name="T9">2</text:span></text:p>
          </table:table-cell>
          <table:table-cell table:style-name="Table2.A2" office:value-type="string">
            <text:p text:style-name="P28"><text:span text:style-name="T10">14</text:span><text:span text:style-name="T7">±</text:span><text:span text:style-name="T9">2</text:span></text:p>
          </table:table-cell>
          <table:table-cell table:style-name="Table2.A2" office:value-type="string">
            <text:p text:style-name="P28"><text:span text:style-name="T10">16</text:span><text:span text:style-name="T7">±</text:span><text:span text:style-name="T9">2</text:span></text:p>
          </table:table-cell>
          <table:table-cell table:style-name="Table2.A2" office:value-type="string">
            <text:p text:style-name="P28"><text:span text:style-name="T10">18</text:span><text:span text:style-name="T7">±</text:span><text:span text:style-name="T9">2</text:span></text:p>
          </table:table-cell>
          <table:table-cell table:style-name="Table2.A2" office:value-type="string">
            <text:p text:style-name="P28"><text:span text:style-name="T10">20</text:span><text:span text:style-name="T7">±</text:span><text:span text:style-name="T9">2</text:span></text:p>
          </table:table-cell>
          <table:table-cell table:style-name="Table2.G2" office:value-type="string">
            <text:p text:style-name="P28"><text:span text:style-name="T10">22</text:span><text:span text:style-name="T7">±</text:span><text:span text:style-name="T9">2</text:span></text:p>
          </table:table-cell>
        </table:table-row>
      </table:table>
      <text:p text:style-name="P21"><text:span text:style-name="T6"/></text:p>
      <text:p text:style-name="P21"><text:span text:style-name="T6"/></text:p>
      <text:p text:style-name="P22"><text:span text:style-name="T5">7.1.</text:span><text:span text:style-name="T15">2</text:span><text:span text:style-name="T5">. </text:span><text:span text:style-name="T15">ЭКСПЛУАТАЦИЯ СИЛОВОЙ УСТАНОВКИ В СИМУЛЯТОРЕ</text:span></text:p>
      <text:p text:style-name="P16"><text:span text:style-name="T15"/></text:p>
      <text:p text:style-name="P16"><text:span text:style-name="T15"><text:tab/>На данный момент силовая установка реализована довольно примитивно: самолет стартует с уже запущенными двигателями, отсутствуют системы автоматического флюгирования и выключения двигателей. Пока еще не сделана зависимость мощности и тяги двигателя от температуры. Однако некоторые нюансы все же реализованы.</text:span></text:p>
      <text:p text:style-name="P16"><text:span text:style-name="T15"/></text:p>
      <text:p text:style-name="P22"><text:span text:style-name="T15">Система гидравлического упора винта</text:span></text:p>
      <text:p text:style-name="P16"><text:span text:style-name="T15"><text:tab/>Винт АВ-72, установленный на Ан-24Б, имеет изменяемый шаг винта и автоматическую регулировку оборотов. Угол установки лопасти может меняться в пределах от 8 до 92.5 градусов. 8 — это положение для запуска двигателя, при котором обеспечивается минимальное сопротивление вращению. 92.5 — флюгерное положение, при котором обеспечивается минимальное лобовое сопротивление. Также существует угол промежуточного упора винта — 19 градусов. Для чего этот упор сделан и как он работает?</text:span></text:p>
      <text:p text:style-name="P16"><text:span text:style-name="T15"><text:tab/>Турбовинтовой двигатель устроен таким образом, что изменять его обороты не так выгодно, как у поршневого мотора. Потому применяется автоматический регулятор оборотов винта. Он настроен на 1245 об/мин. Сразу после запуска двигателя его (двигателя) мощности недостаточно для вращения винта с такими оборотами и они составляют всего </text:span><text:span text:style-name="T8">~</text:span><text:span text:style-name="T10">1145 об/мин. С увеличением подачи топлива растет мощность турбины и винт постепенно увеличивает свои обороты. При положении УПРТ около 12 градусов винт достигает рабочих оборотов. </text:span><text:soft-page-break/><text:span text:style-name="T10">При дальнейшем увеличении подачи топлива и мощности турбины уже вступает в работу регулятор оборотов. При увеличении оборотов выше 1245 об/мин он автоматически увеличивает угол установки лопастей, тем самым аэродинамически «затяжеляя» винт. На взлетном режиме на месте угол установки лопастей становится равным примерно 30-35 градусам.</text:span></text:p>
      <text:p text:style-name="P16"><text:span text:style-name="T10"><text:tab/>При уменьшении подачи топлива </text:span><text:span text:style-name="T11">обороты винта начинают падать и регулятор оборотов «облегчает» винт. </text:span><text:span text:style-name="T12">Если уменьшить подачу топлива до малого газа, то угол установки лопастей винта будет уменьшаться и, достигнув 19 градусов, встанет на упор. Обороты начнут падать, температура газов будет расти и по достижении 12300 об/мин (двигателя) двигатель автоматически выключится</text:span><text:span text:style-name="T12"><text:note text:id="ftn3" text:note-class="footnote"><text:note-citation text:label="*">*</text:note-citation><text:note-body><text:p text:style-name="P30"><text:span text:style-name="T16">На данный момент не реализовано.</text:span></text:p></text:note-body></text:note></text:span><text:span text:style-name="T12">. Так для чего же сделан этот упор? В случае отказа двигателя в полете регулятор оборотов автоматически начнет облегчать винт и уменьшать угол установки лопастей. Но чем меньше угол установки лопасти, тем большая создается отрицательная тяга. Для того, чтобы огромная отрицательная тяга не приводила к моментальной катастрофе придуман этот упор. Т.е. в случае отказа системы автоматического и ручного флюгирования винта он встанет на упор, создавая отрицательную тягу, но не такую большую, как если бы винт был установлен на 8 градусах. </text:span><text:span text:style-name="T13">На земле же, после приземления этой большой отрицательной тягой можно пользоваться для торможения самолета и уменьшения пробега. Для этого после посадки РУДы ставятся на 0, винты снимаются с упора, образуется большая отрицательная тяга.</text:span></text:p>
      <text:p text:style-name="P16"><text:span text:style-name="T13"><text:tab/></text:span><text:span text:style-name="T14">В симуляторе клавиша для снятия и постановки винтов на упор — F2.</text:span></text:p>
      <text:p text:style-name="P16"><text:span text:style-name="T14"/></text:p>
      <text:p text:style-name="P19"><text:span text:style-name="T14">Понятие полетного малого газа</text:span></text:p>
      <text:p text:style-name="P17"><text:span text:style-name="T13"><text:tab/>При полете на больших скоростях постановка РУД на 0 может вызвать возникновение отрицательной тяги даже до постановки винтов на упор. Так как отрицательная тяга в полете очень опасна, то была проходная защелка на РУДах. Ее положение выставляется в зависимости от температуры воздуха и регулируется рычагом рядом с РУДами от 12 до 22 градусов по УПРТ. Это положение и есть полетный малый газ (ПМГ). При постановке РУДов в положение ПМГ гарантируется отсутствие отрицательной тяги. После приземления РУД можно перемещать за проходную защелку. </text:span><text:span text:style-name="T14">В симуляторе для этого применяется клавиша F1.</text:span><text:span text:style-name="T13"> Она функционирует следующим образом: когда она нажата, то РУД переместить за защелку можно. Когда не нажата, то перемещение физического РУДа (на джойтсике, к примеру) в положение 0 не вызывает перемещение виртуального РУДа в такое положение. Он остается в положении, заданном в зависимости от температуры по таблице (см. выше). </text:span><text:span text:style-name="T14">Чтобы все-таки установить РУД в 0 достаточно коротко 1 раз нажать F1. Для регулировки положения проходной защелки применяются кнопки «-» и «=» (с нарисованным плюсом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7:23:22</meta:creation-date>
    <dc:date>2014-01-03T20:34:56</dc:date>
    <meta:editing-duration>PT41M27S</meta:editing-duration>
    <meta:editing-cycles>5</meta:editing-cycles>
    <meta:generator>LibreOffice/4.0.4.2$Linux_X86_64 LibreOffice_project/400m0$Build-2</meta:generator>
    <meta:document-statistic meta:table-count="2" meta:image-count="0" meta:object-count="0" meta:page-count="5" meta:paragraph-count="99" meta:word-count="827" meta:character-count="5730" meta:non-whitespace-character-count="4942"/>
  </office:meta>
</office:document-meta>
</file>